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Vol0Dq3z5BLYBQpZqiuVBfVEiPTes92E4D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8T13:03:18.793058985</meta:creation-date>
    <dc:date>2022-01-28T13:03:46.730242996</dc:date>
    <meta:editing-duration>PT39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1.5.2$Linux_ARM_EABI LibreOffice_project/10$Build-2</meta:generator>
  </office:meta>
</office:document-meta>
</file>